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f9c9" officeooo:paragraph-rsid="0017f9c9"/>
    </style:style>
    <style:style style:name="T1" style:family="text">
      <style:text-properties fo:color="#000099"/>
    </style:style>
    <style:style style:name="T2" style:family="text">
      <style:text-properties fo:color="#00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i there, I'm Tucker Balch. <text:s/>I'm a professor at Georgia Tech and I'm the instructor for this course. &gt;&gt; Hi, I'm Devpriya Dave, a graduate student at Georgia Tech. <text:s/>You can call me Dev. <text:s/>&gt;&gt; My original research was about machine learning for robotics, but in 2007 I became interested in using these same algorithms for investing. <text:s/>Since that time I've shifted my research and teaching towards finance. <text:s/>I also cofounded a financial technology company called Lucena Research. <text:s/>&gt;&gt; I'm a graduate student who's been working with Professor to built up predictive system for stock market. <text:s/>I'm also working on the software to support this course. <text:s/>&gt;&gt; You're going to see a lot of Dev in this course. <text:s/>She makes a lot of things happen behind the scenes. <text:s/>Now Dev, I'm thinking about buying Apple stock. <text:s/>Do you think I should do it? <text:s/>&gt;&gt; Mm, well, it depends on a lot of factors. <text:s/>What are the other stocks in your portfolio? What do you think will predict stock prices? <text:s/>Also, how much risk do you think you can take it on? <text:s/>&gt;&gt; So those are all good questions, and Dev is exactly right. <text:s/>We need to consider all of those things before we make an investment. <text:s/>Now in this course we're going to cover a lot of these issues. <text:s/>We're going to show you how information influences the movement of a stock price, how to build software to analyze and visualize these relationships, and details about how the stock exchanges work. <text:s/>Finally, in the last section of this course we're going to show you how to build machine learning algorithms that you can use to build real trading strategies. <text:s/>Now let's get started. <text:s/>&gt;&gt; Let's do it. </text:p>
      <text:p text:style-name="P1"/>
      <text:p text:style-name="P1">2. <text:span text:style-name="T2">The overall course is broken into three mini courses.</text:span> <text:s/>&gt;&gt; <text:span text:style-name="T2">The first one is Manipulating Financial Data in Python.</text:span> <text:s/>&gt;&gt; In this first mini course, we show you how to read historical financial data into Python and manipulate it using powerful statistical algorithms. <text:s/>&gt;&gt; <text:span text:style-name="T2">The second one is Computational Investing. <text:s/></text:span>&gt;&gt; In the second mini course, we show you the algorithms, methods and models used by hedge funds and investment banks to manipulate and work with financial data. <text:s/>&gt;&gt; <text:span text:style-name="T2">And the last one is Learning Algorithms for Trading. <text:s/></text:span>&gt;&gt; In this last mini course, we pull everything together. <text:s/>We take what you learned in the first two mini courses, show you how to take that data and use it with machine learning algorithms like Q learning and random forests to build trading algorithms. <text:s/>Now, our goal is that after you complete this course you'll be equipped to join a trading system development team. <text:s/>Say a hedge fund or an investment bank. <text:s/>But I want to emphasize that you shouldn't immediately begin automatic trading. <text:s/>This course is just a starting point to teach you some of the things that you need to do that well. <text:s/>But, again, it's just a starting point. </text:p>
      <text:p text:style-name="P1"/>
      <text:p text:style-name="P1">3. <text:span text:style-name="T2">We will be using three different text books in this course. </text:span><text:s/>For the first mini course, we will be using <text:span text:style-name="T2">Python for Finance by Hilpish. </text:span><text:s/>&gt;&gt; In the second mini course, we will be using a book <text:span text:style-name="T2">I wrote with Philip Romero titled What Hedge Funds Really Do. <text:s/></text:span>It's a thin book, but it covers a lot of important material that I think you will enjoy. <text:s/>Finally, in the last mini course, we will be using <text:span text:style-name="T2">Mitchell's Machine Learning. </text:span><text:s/>&gt;&gt; The good news is if you're taking the Machine Learning course, you'll already have that book. <text:s/>So you don't have to buy it again. <text:s/>I also wanted to mention that <text:span text:style-name="T2">we're not going to cover all the material in these books, so you don't need to worry about being overwhelmed. </text:span></text:p>
      <text:p text:style-name="P1"/>
      <text:p text:style-name="P1">4. [MUSIC] Hi, Dave. <text:s/>&gt;&gt; Hi, Professor. <text:s/>&gt;&gt; Now, you took this course recently, didn't you? <text:s/>&gt;&gt; Yes. &gt;&gt; Do you think you have to be a stock market whiz to pass this course? <text:s/>&gt;&gt; No, not really. <text:s/>I got interested in the finance only after I took your course. <text:s/>&gt;&gt; [LAUGH] The main prerequisite for this course, is that you should be a strong programmer. <text:s/>We have a lot of assignments and projects, and we move at a quick pace. <text:s/>We also use Python which may be new to some of you, so you should prepare for that challenge. <text:s/>[MUSIC] &gt;&gt; Oh, Professor, can I ask you what you are doing? <text:s/>&gt;&gt; This is my Monty Python impression. <text:s/>You know, the Ministry of Silly Walks. <text:s/>&gt;&gt; N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9:57:04.355823938</meta:creation-date>
    <dc:date>2017-05-15T01:48:34.438696234</dc:date>
    <meta:editing-duration>PT3M5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749" meta:character-count="4158" meta:non-whitespace-character-count="3357"/>
  </office:meta>
</office:document-meta>
</file>